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rsid="0017abf0" officeooo:paragraph-rsid="0017abf0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153c48"/>
    </style:style>
    <style:style style:name="P10" style:family="paragraph" style:parent-style-name="Heading_20_3">
      <style:text-properties officeooo:rsid="001838d7" officeooo:paragraph-rsid="001838d7"/>
    </style:style>
    <style:style style:name="P11" style:family="paragraph" style:parent-style-name="Standard">
      <style:text-properties officeooo:paragraph-rsid="001838d7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11b7a2"/>
    </style:style>
    <style:style style:name="T12" style:family="text">
      <style:text-properties officeooo:rsid="001838d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9</text:span></text:h>
      <text:h text:style-name="Heading_20_2" text:outline-level="2">2015-0<text:span text:style-name="T11">3</text:span>-<text:span text:style-name="T11">09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0" text:outline-level="3">Sergio Henriques</text:h>
            <text:p text:style-name="P6"/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5">Bank: <text:span text:style-name="T7">FNB (Fir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P11"><text:span text:style-name="T11">Dear Sergio Henriques</text:span>,</text:p>
      <text:p text:style-name="Standard"/>
      <text:p text:style-name="Standard"><text:span text:style-name="T6">P</text:span>lease transfer the following amount to the benefit of:</text:p>
      <text:p text:style-name="Standard"/>
      <text:p text:style-name="P9">R <text:span text:style-name="T12">150</text:span> ZAR for <text:span text:style-name="T12">Individual </text:span>Sponsorship of the Johannesburg DrupalCamp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3-09T18:40:50.445567142</dc:date>
    <dc:creator>Riaan Burger</dc:creator>
    <meta:editing-duration>PT2H2M56S</meta:editing-duration>
    <meta:editing-cycles>21</meta:editing-cycles>
    <meta:generator>LibreOffice/4.2.7.2$Linux_X86_64 LibreOffice_project/420m0$Build-2</meta:generator>
    <meta:document-statistic meta:table-count="2" meta:image-count="1" meta:object-count="0" meta:page-count="1" meta:paragraph-count="17" meta:word-count="84" meta:character-count="612" meta:non-whitespace-character-count="544"/>
  </office:meta>
</office:document-meta>
</file>